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efb9" officeooo:paragraph-rsid="0017efb9"/>
    </style:style>
    <style:style style:name="P2" style:family="paragraph" style:parent-style-name="Standard">
      <style:paragraph-properties fo:line-height="200%" fo:text-align="justify" style:justify-single-word="false"/>
      <style:text-properties fo:language="en" fo:country="US" officeooo:rsid="0017efb9" officeooo:paragraph-rsid="0017efb9"/>
    </style:style>
    <style:style style:name="P3" style:family="paragraph" style:parent-style-name="Standard">
      <style:paragraph-properties fo:line-height="200%" fo:text-align="justify" style:justify-single-word="false"/>
      <style:text-properties fo:language="en" fo:country="US" officeooo:rsid="0017efb9" officeooo:paragraph-rsid="00197654"/>
    </style:style>
    <style:style style:name="P4" style:family="paragraph" style:parent-style-name="Standard">
      <style:paragraph-properties fo:line-height="200%" fo:text-align="justify" style:justify-single-word="false"/>
      <style:text-properties fo:language="en" fo:country="US" officeooo:rsid="00197654" officeooo:paragraph-rsid="00197654"/>
    </style:style>
    <style:style style:name="P5" style:family="paragraph" style:parent-style-name="Standard">
      <style:paragraph-properties fo:line-height="200%" fo:text-align="justify" style:justify-single-word="false"/>
      <style:text-properties fo:language="en" fo:country="US" officeooo:rsid="001a8961" officeooo:paragraph-rsid="001a8961"/>
    </style:style>
    <style:style style:name="P6" style:family="paragraph" style:parent-style-name="Standard">
      <style:paragraph-properties fo:line-height="200%" fo:text-align="justify" style:justify-single-word="false"/>
      <style:text-properties fo:language="en" fo:country="US" officeooo:rsid="001c9ddf" officeooo:paragraph-rsid="001c9ddf"/>
    </style:style>
    <style:style style:name="P7" style:family="paragraph" style:parent-style-name="Standard">
      <style:text-properties fo:color="#999999" fo:font-size="10pt" fo:language="en" fo:country="US" officeooo:rsid="0017efb9" officeooo:paragraph-rsid="001af5d5" style:font-size-asian="10pt" style:font-size-complex="10pt"/>
    </style:style>
    <style:style style:name="P8" style:family="paragraph" style:parent-style-name="Standard">
      <style:text-properties fo:color="#000000" fo:language="en" fo:country="US" officeooo:rsid="001af5d5" officeooo:paragraph-rsid="001af5d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7654" style:font-style-asian="normal" style:font-style-complex="normal"/>
    </style:style>
    <style:style style:name="T4" style:family="text">
      <style:text-properties fo:font-style="normal" officeooo:rsid="001a8961" style:font-style-asian="normal" style:font-style-complex="normal"/>
    </style:style>
    <style:style style:name="T5" style:family="text">
      <style:text-properties fo:font-style="normal" officeooo:rsid="001c9ddf" style:font-style-asian="normal" style:font-style-complex="normal"/>
    </style:style>
    <style:style style:name="T6" style:family="text">
      <style:text-properties fo:font-style="normal" officeooo:rsid="001d845e" style:font-style-asian="normal" style:font-style-complex="normal"/>
    </style:style>
    <style:style style:name="T7" style:family="text">
      <style:text-properties officeooo:rsid="00197654"/>
    </style:style>
    <style:style style:name="T8" style:family="text">
      <style:text-properties officeooo:rsid="001a8961"/>
    </style:style>
    <style:style style:name="T9" style:family="text">
      <style:text-properties officeooo:rsid="001af5d5"/>
    </style:style>
    <style:style style:name="T10" style:family="text">
      <style:text-properties officeooo:rsid="001c9d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lix Chagué, Master Tnah</text:p>
      <text:p text:style-name="P7">James Baker., “A History of History Through the Lens of Our Digital Present, the Traditions That Shap<text:span text:style-name="T9">e</text:span> and Constrain Data-Driven Historical Research, and What Librarians Can Do About It.”, in <text:span text:style-name="T1">Laying the Foundation: Digital Humanities in Academic Libraries</text:span> <text:span text:style-name="T9">(</text:span>2016<text:span text:style-name="T9">)</text:span>.</text:p>
      <text:p text:style-name="P1"/>
      <text:p text:style-name="P1"/>
      <text:p text:style-name="P2">The reading of this chapter from <text:span text:style-name="T1">Laying the Foundation</text:span> was laborious. It was not only because some words were unusual to me, therefore I was not always able to grasp their implications, it was also because I did not find that James Baker was making a clear point at first. He only starts making a real statement, and somewhat defending it, in the second part of the article. During my first reading of the text, I felt like the first part was only dedicat<text:span text:style-name="T8">ed</text:span> to babbling on quite obscure epistemological bibliographical and research references. Yet, I acknowledge that part of this feeling might be due to the fact that I do not feel like <text:span text:style-name="T10">the</text:span> French approach of teaching the history of a discipline is done through readers : therefore I do not feel like there is such a constructed debate, in the teaching domain at least, on what reference textbook<text:span text:style-name="T10">s</text:span> should say or which stake they should tackle. So the ground for Baker’s debate was unfamiliar to me. Besides, I was annoyed by how he articulate<text:span text:style-name="T10">s</text:span> <text:span text:style-name="T8">the interaction between</text:span> librarians and historians: at times, he seems really dedicated to talking about the discipline of history <text:span text:style-name="T1">to historians</text:span>, and then he brings up librarians, but <text:span text:style-name="T10">he </text:span>never really clearly <text:span text:style-name="T8">says</text:span> how he imagine<text:span text:style-name="T10">s</text:span> the relationship between the t<text:span text:style-name="T10">w</text:span>o (except to say th<text:span text:style-name="T8">at</text:span> librarians are working for the historians, which I <text:span text:style-name="T10">believe is more of</text:span> a two-way relationship). </text:p>
      <text:p text:style-name="P3">I appreciated <text:span text:style-name="T10">though</text:span> how he uses the parallel between Braudel’s times and their debates on quantitative approaches, and <text:span text:style-name="T10">today’s</text:span> data revolution, which brings again the question of quantitative approaches –reaching an even bigger scale, given the quantity of data at hands. I enjoyed reading the parts where he evokes how data-based researches are not just a revolution in the <text:span text:style-name="T1">sources </text:span><text:span text:style-name="T2">available to the historians: they also and above all bring in a real </text:span><text:span text:style-name="T1">methodological</text:span><text:span text:style-name="T2"> change in the work of the historians. I found this is a very interesting way to understand how </text:span><text:span text:style-name="T4">Digital Humanities</text:span><text:span text:style-name="T2"> </text:span><text:span text:style-name="T4">are as much a specific field of Humanities as a new method to envision researches in Humanities</text:span><text:span text:style-name="T2">. It is easy to think that </text:span><text:span text:style-name="T4">working with computers (and the Internet)</text:span><text:span text:style-name="T2"> </text:span><text:span text:style-name="T3">just </text:span><text:span text:style-name="T2">make</text:span><text:span text:style-name="T5">s</text:span><text:span text:style-name="T2"> possible working with more sources, whereas </text:span><text:span text:style-name="T3">as Baker says, this change in the paradigm implies rethinking how the historian’s interpretative work is challenged. </text:span></text:p>
      <text:p text:style-name="P4"><text:soft-page-break/><text:span text:style-name="T2">I found Baker very alarmist when suggesting that historians are crucially missing a key turn in the discipline. He definitely opposes micro- and macro-approaches, which I did not find very subtle, even though I understand that it is above all in order to underscore how important it is that the historian</text:span><text:span text:style-name="T4">s</text:span><text:span text:style-name="T2"> not only focus on micro-historical researches. </text:span><text:span text:style-name="T4">On this note, he seems to present librarians as sort of background saviors, doing the work historians should do while the latter are not “waking up”. And since this is a text extracted from a (text)book aim</text:span><text:span text:style-name="T6">ed</text:span><text:span text:style-name="T4"> at librarians, I was wondering what was the point of not developing more the question of what librarians are expecting historians to do with these resources. </text:span></text:p>
      <text:p text:style-name="P5"><text:span text:style-name="T2">On another note, I appreciated how Baker remains critical towards mass digitization on the basis that they are not, as some people forget, devoid of biases: it is indeed fundamental </text:span><text:span text:style-name="T6">that</text:span><text:span text:style-name="T2"> historians, and more </text:span><text:span text:style-name="T6">broad</text:span><text:span text:style-name="T2">ly humanists, keep in mind that it is not because large corpus of data are available that </text:span><text:span text:style-name="T1">all</text:span><text:span text:style-name="T2"> corpus of data are. </text:span></text:p>
      <text:p text:style-name="P6"><text:span text:style-name="T2">Finally, I liked that he raised the question of websites and the Internet in general being key sources in the future for analyzing our current present. From my viewpoint, I find it very difficult to imagine how they can be used: there is so much on the internet, and at the same, I find it very hard to articulate the on-line aspects of our present with the “real-life” experiences. From Baker’s chapter, I believe one of the reason</text:span><text:span text:style-name="T6">s</text:span><text:span text:style-name="T2"> I find it so hard is because I am, as he denounc</text:span><text:span text:style-name="T6">es</text:span><text:span text:style-name="T2">, more familiar with micro-historical researches, or at least researches that give a prior importance to being grounded in individual experiences, because I do believe, for the sort of themes I have studied, that quantitative approaches very often mute minority’s realities and participate to hide them. I therefore wonder what sort of questions studying the </text:span><text:span text:style-name="T6">I</text:span><text:span text:style-name="T2">nternet, from a historical perspective, will try answering, how it will do so, and which biases it will imply. How will future (or how are current) historians working with the Internet as a source articulate real-life experiences and on-line experiences to not have a</text:span><text:span text:style-name="T6">n</text:span><text:span text:style-name="T2"> incomplete picture of the realities they are study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9:54:20.880611721</meta:creation-date>
    <dc:date>2017-12-10T20:57:22.714517891</dc:date>
    <meta:editing-duration>PT3M30S</meta:editing-duration>
    <meta:editing-cycles>1</meta:editing-cycles>
    <meta:document-statistic meta:table-count="0" meta:image-count="0" meta:object-count="0" meta:page-count="2" meta:paragraph-count="7" meta:word-count="800" meta:character-count="4792" meta:non-whitespace-character-count="3994"/>
    <meta:generator>LibreOffice/5.1.6.2$Linux_X86_64 LibreOffice_project/10m0$Build-2</meta:generator>
  </office:meta>
</office:document-meta>
</file>